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B60000005159D5B46D3E059B9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ingLiU" svg:font-family="MingLi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ingLiU1" svg:font-family="MingLiU"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margin-top="0.1665in" fo:margin-bottom="0.1665in" loext:contextual-spacing="false" fo:text-align="center" style:justify-single-word="false"/>
    </style:style>
    <style:style style:name="P3" style:family="paragraph" style:parent-style-name="Standard">
      <style:paragraph-properties fo:text-align="center" style:justify-single-word="false"/>
      <style:text-properties style:font-name="Times New Roman" fo:font-size="24pt" fo:font-weight="bold" style:font-size-asian="24pt" style:font-weight-asian="bold" style:font-name-complex="Times New Roman1" style:font-size-complex="24pt"/>
    </style:style>
    <style:style style:name="P4" style:family="paragraph" style:parent-style-name="Standard">
      <style:text-properties style:font-name="Times New Roman" style:font-name-complex="Times New Roman1"/>
    </style:style>
    <style:style style:name="P5" style:family="paragraph" style:parent-style-name="Standard">
      <style:paragraph-properties>
        <style:tab-stops>
          <style:tab-stop style:position="2.8661in"/>
        </style:tab-stops>
      </style:paragraph-properties>
      <style:text-properties style:font-name="Times New Roman" fo:font-size="12pt" style:font-size-asian="12pt" style:font-name-complex="Times New Roman1" style:font-size-complex="18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222222" style:font-name="Times New Roman" fo:font-size="12pt" fo:background-color="#ffffff" style:font-size-asian="12pt" style:font-size-complex="12pt"/>
    </style:style>
    <style:style style:name="P8" style:family="paragraph" style:parent-style-name="Standard">
      <style:paragraph-properties fo:line-height="100%"/>
    </style:style>
    <style:style style:name="P9" style:family="paragraph" style:parent-style-name="Standard">
      <style:paragraph-properties fo:line-height="100%"/>
      <style:text-properties fo:color="#000000" style:font-name="Arial" style:font-name-asian="Times New Roman1" style:font-name-complex="Arial1"/>
    </style:style>
    <style:style style:name="P10" style:family="paragraph" style:parent-style-name="Standard">
      <style:paragraph-properties>
        <style:tab-stops>
          <style:tab-stop style:position="2.8661in"/>
        </style:tab-stops>
      </style:paragraph-properties>
    </style:style>
    <style:style style:name="P11" style:family="paragraph" style:parent-style-name="Standard">
      <loext:graphic-properties draw:fill="solid" draw:fill-color="#ffffff"/>
      <style:paragraph-properties fo:margin-top="0.1945in" fo:margin-bottom="0.0165in" loext:contextual-spacing="false" fo:line-height="100%" fo:text-align="justify" style:justify-single-word="false" fo:background-color="#ffffff"/>
      <style:text-properties fo:color="#222222" style:font-name="Times New Roman" fo:font-size="12pt" style:font-name-asian="Times New Roman1" style:font-size-asian="12pt" style:font-size-complex="12pt"/>
    </style:style>
    <style:style style:name="P12" style:family="paragraph" style:parent-style-name="Standard">
      <loext:graphic-properties draw:fill="solid" draw:fill-color="#ffffff"/>
      <style:paragraph-properties fo:margin-top="0.1945in" fo:margin-bottom="0.0165in" loext:contextual-spacing="false" fo:line-height="100%" fo:text-align="justify" style:justify-single-word="false" fo:background-color="#ffffff"/>
      <style:text-properties style:font-name="Times New Roman" fo:font-size="11.5pt" style:font-size-asian="11.5pt" style:font-size-complex="11.5pt"/>
    </style:style>
    <style:style style:name="P13" style:family="paragraph" style:parent-style-name="Heading_20_1">
      <style:paragraph-properties fo:text-align="center" style:justify-single-word="false"/>
      <style:text-properties style:font-name="Times New Roman" style:font-name-complex="Times New Roman1"/>
    </style:style>
    <style:style style:name="P14" style:family="paragraph" style:parent-style-name="Standard" style:master-page-name="Standard">
      <style:paragraph-properties fo:text-align="center" style:justify-single-word="false" style:page-number="auto"/>
      <style:text-properties style:font-name="Times New Roman" fo:font-size="24pt" fo:font-weight="bold" style:font-size-asian="24pt" style:font-weight-asian="bold" style:font-name-complex="Times New Roman1" style:font-size-complex="24pt"/>
    </style:style>
    <style:style style:name="P15" style:family="paragraph" style:parent-style-name="Standard">
      <style:paragraph-properties fo:margin-top="0.1665in" fo:margin-bottom="0.1665in" loext:contextual-spacing="false" fo:line-height="100%" fo:text-align="center" style:justify-single-word="false"/>
      <style:text-properties style:font-name="Times New Roman" fo:font-size="16pt" fo:font-weight="bold" style:font-size-asian="16pt" style:font-weight-asian="bold" style:font-name-complex="Times New Roman1" style:font-size-complex="18pt"/>
    </style:style>
    <style:style style:name="P1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7" style:family="paragraph" style:parent-style-name="Standard">
      <style:paragraph-properties fo:line-height="100%"/>
      <style:text-properties style:font-name="Times New Roman" fo:font-size="12pt" fo:font-weight="bold" style:font-size-asian="12pt" style:font-weight-asian="bold" style:font-name-complex="Times New Roman1" style:font-size-complex="18pt"/>
    </style:style>
    <style:style style:name="P18" style:family="paragraph" style:parent-style-name="Standard">
      <style:paragraph-properties>
        <style:tab-stops>
          <style:tab-stop style:position="2.8661in"/>
        </style:tab-stops>
      </style:paragraph-properties>
      <style:text-properties style:font-name="Times New Roman" fo:font-size="12pt" style:font-size-asian="12pt" style:font-name-complex="Times New Roman1" style:font-size-complex="18pt"/>
    </style:style>
    <style:style style:name="P19" style:family="paragraph" style:parent-style-name="Standard">
      <style:paragraph-properties fo:line-height="100%"/>
      <style:text-properties fo:color="#000000" style:font-name="Arial" fo:font-weight="bold" style:font-name-asian="Times New Roman1" style:font-weight-asian="bold" style:font-name-complex="Arial1" style:font-weight-complex="bold"/>
    </style:style>
    <style:style style:name="P20" style:family="paragraph" style:parent-style-name="Standard">
      <style:paragraph-properties fo:line-height="100%"/>
      <style:text-properties fo:color="#000000" style:font-name="Arial" style:font-name-asian="Times New Roman1" style:font-name-complex="Arial1"/>
    </style:style>
    <style:style style:name="P21" style:family="paragraph" style:parent-style-name="Standard">
      <loext:graphic-properties draw:fill="solid" draw:fill-color="#ffffff"/>
      <style:paragraph-properties fo:margin-top="0.0835in" fo:margin-bottom="0.0835in" loext:contextual-spacing="false" fo:line-height="100%" fo:text-align="justify" style:justify-single-word="false" fo:background-color="#ffffff"/>
      <style:text-properties fo:color="#222222" style:font-name="Times New Roman" fo:font-size="12pt" fo:font-weight="bold" style:font-name-asian="Times New Roman1" style:font-size-asian="12pt" style:font-weight-asian="bold" style:font-size-complex="12pt"/>
    </style:style>
    <style:style style:name="P22" style:family="paragraph" style:parent-style-name="Standard">
      <loext:graphic-properties draw:fill="solid" draw:fill-color="#ffffff"/>
      <style:paragraph-properties fo:margin-top="0.0835in" fo:margin-bottom="0.0835in" loext:contextual-spacing="false" fo:line-height="100%" fo:text-align="justify" style:justify-single-word="false" fo:background-color="#ffffff"/>
      <style:text-properties fo:color="#222222" style:font-name="Times New Roman" fo:font-size="12pt" style:font-name-asian="Times New Roman1" style:font-size-asian="12pt" style:font-size-complex="12pt"/>
    </style:style>
    <style:style style:name="P23" style:family="paragraph" style:parent-style-name="Standard" style:list-style-name="WWNum35">
      <loext:graphic-properties draw:fill="solid" draw:fill-color="#ffffff"/>
      <style:paragraph-properties fo:margin-left="0.5335in" fo:margin-right="0in" fo:margin-top="0.1945in" fo:margin-bottom="0.0165in" loext:contextual-spacing="false" fo:line-height="100%" fo:text-align="justify" style:justify-single-word="false" fo:text-indent="-0.25in" style:auto-text-indent="false" fo:background-color="#ffffff"/>
    </style:style>
    <style:style style:name="P24" style:family="paragraph" style:parent-style-name="Standard" style:list-style-name="WWNum35">
      <loext:graphic-properties draw:fill="solid" draw:fill-color="#ffffff"/>
      <style:paragraph-properties fo:margin-left="0.5335in" fo:margin-right="0in" fo:margin-top="0in" fo:margin-bottom="0.0165in" loext:contextual-spacing="false" fo:line-height="100%" fo:text-align="justify" style:justify-single-word="false" fo:text-indent="-0.25in" style:auto-text-indent="false" fo:background-color="#ffffff"/>
    </style:style>
    <style:style style:name="P25" style:family="paragraph" style:parent-style-name="Standard">
      <loext:graphic-properties draw:fill="solid" draw:fill-color="#ffffff"/>
      <style:paragraph-properties fo:margin-top="0.1945in" fo:margin-bottom="0.0165in" loext:contextual-spacing="false" fo:line-height="100%" fo:text-align="justify" style:justify-single-word="false" fo:background-color="#ffffff"/>
      <style:text-properties fo:color="#222222" style:font-name="Times New Roman" fo:font-size="12pt" fo:font-weight="bold" style:font-name-asian="Times New Roman1" style:font-size-asian="12pt" style:font-weight-asian="bold" style:font-size-complex="12pt" style:font-weight-complex="bold"/>
    </style:style>
    <style:style style:name="P26" style:family="paragraph" style:parent-style-name="Standard">
      <loext:graphic-properties draw:fill="solid" draw:fill-color="#ffffff"/>
      <style:paragraph-properties fo:margin-top="0.1945in" fo:margin-bottom="0.0165in" loext:contextual-spacing="false" fo:line-height="100%" fo:text-align="justify" style:justify-single-word="false" fo:background-color="#ffffff"/>
      <style:text-properties fo:color="#222222" style:font-name="Times New Roman" fo:font-size="12pt" fo:font-weight="bold" style:font-name-asian="Times New Roman1" style:font-size-asian="12pt" style:font-weight-asian="bold" style:font-size-complex="12pt"/>
    </style:style>
    <style:style style:name="P27" style:family="paragraph" style:parent-style-name="Standard">
      <loext:graphic-properties draw:fill="solid" draw:fill-color="#ffffff"/>
      <style:paragraph-properties fo:margin-top="0.1945in" fo:margin-bottom="0.0165in" loext:contextual-spacing="false" fo:line-height="100%" fo:text-align="justify" style:justify-single-word="false" fo:background-color="#ffffff"/>
      <style:text-properties style:font-name="Times New Roman" fo:font-size="11.5pt" style:font-size-asian="11.5pt" style:font-size-complex="11.5pt"/>
    </style:style>
    <style:style style:name="P28" style:family="paragraph" style:parent-style-name="Standard" style:list-style-name="WWNum36">
      <loext:graphic-properties draw:fill="solid" draw:fill-color="#ffffff"/>
      <style:paragraph-properties fo:margin-left="0.2665in" fo:margin-right="0in" fo:margin-top="0.1945in" fo:margin-bottom="0.0165in" loext:contextual-spacing="false" fo:line-height="100%" fo:text-align="justify" style:justify-single-word="false" fo:text-indent="-0.25in" style:auto-text-indent="false" fo:background-color="#ffffff"/>
    </style:style>
    <style:style style:name="P29" style:family="paragraph" style:parent-style-name="Standard" style:list-style-name="WWNum36">
      <loext:graphic-properties draw:fill="solid" draw:fill-color="#ffffff"/>
      <style:paragraph-properties fo:margin-left="0.2665in" fo:margin-right="0in" fo:margin-top="0in" fo:margin-bottom="0.0165in" loext:contextual-spacing="false" fo:line-height="100%" fo:text-align="justify" style:justify-single-word="false" fo:text-indent="-0.25in" style:auto-text-indent="false" fo:background-color="#ffffff"/>
    </style:style>
    <style:style style:name="T1" style:family="text">
      <style:text-properties style:font-name="Times New Roman" style:font-name-complex="Times New Roman1"/>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style:letter-kerning="false" style:font-name-asian="Calibri1" style:font-size-asian="14pt"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style>
    <style:style style:name="T5"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6" style:family="text">
      <style:text-properties style:font-name="Times New Roman" fo:font-size="12pt" style:letter-kerning="false" style:font-name-asian="Calibri1" style:font-size-asian="12pt" style:font-name-complex="Times New Roman1" style:font-size-complex="12pt"/>
    </style:style>
    <style:style style:name="T7" style:family="text">
      <style:text-properties style:font-name="Times New Roman" fo:font-size="12pt" fo:background-color="#ffffff" loext:char-shading-value="0" style:font-size-asian="12pt" style:font-size-complex="12pt"/>
    </style:style>
    <style:style style:name="T8" style:family="text">
      <style:text-properties style:font-name="Times New Roman" fo:font-size="12pt" fo:font-style="italic" style:font-name-asian="Times New Roman1" style:font-size-asian="12pt" style:font-style-asian="italic" style:font-size-complex="12pt" style:font-style-complex="italic"/>
    </style:style>
    <style:style style:name="T9" style:family="text">
      <style:text-properties style:font-name="Times New Roman" fo:font-size="12pt" style:font-name-asian="Times New Roman1" style:font-size-asian="12pt" style:font-size-complex="12pt"/>
    </style:style>
    <style:style style:name="T10" style:family="text">
      <style:text-properties fo:color="#222222" style:font-name="Times New Roman" fo:font-size="12pt" fo:background-color="#ffffff" loext:char-shading-value="0" style:font-size-asian="12pt" style:font-size-complex="12pt"/>
    </style:style>
    <style:style style:name="T11" style:family="text">
      <style:text-properties fo:color="#222222" style:font-name="Times New Roman" fo:font-size="12pt" style:font-name-asian="Times New Roman1" style:font-size-asian="12pt" style:font-size-complex="12pt"/>
    </style:style>
    <style:style style:name="T12" style:family="text">
      <style:text-properties fo:color="#222222" style:font-name="Times New Roman" fo:font-size="12pt" fo:font-style="italic" style:font-name-asian="Times New Roman1" style:font-size-asian="12pt" style:font-style-asian="italic" style:font-size-complex="12pt" style:font-style-complex="italic"/>
    </style:style>
    <style:style style:name="T13" style:family="text">
      <style:text-properties fo:color="#222222" style:text-position="sub 58%" style:font-name="Times New Roman" fo:font-size="12pt" style:font-name-asian="Times New Roman1" style:font-size-asian="12pt" style:font-size-complex="12pt"/>
    </style:style>
    <style:style style:name="T14" style:family="text">
      <style:text-properties fo:color="#222222" style:text-position="sub 58%" style:font-name="Times New Roman" fo:font-size="12pt" fo:font-style="italic" style:font-name-asian="Times New Roman1" style:font-size-asian="12pt" style:font-style-asian="italic" style:font-size-complex="12pt" style:font-style-complex="italic"/>
    </style:style>
    <style:style style:name="T15" style:family="text">
      <style:text-properties fo:color="#000000" style:font-name="Arial" fo:font-weight="bold" style:font-name-asian="Times New Roman1" style:font-weight-asian="bold" style:font-name-complex="Arial1"/>
    </style:style>
    <style:style style:name="T16" style:family="text">
      <style:text-properties fo:color="#000000" style:font-name="Arial" style:font-name-asian="Times New Roman1" style:font-name-complex="Arial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39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tab/></text:p>
      <text:p text:style-name="P3"/>
      <text:p text:style-name="P3"/>
      <text:h text:style-name="P13" text:outline-level="1">Department of Computing<text:line-break/></text:h>
      <text:p text:style-name="P4"/>
      <text:p text:style-name="P15">CS 330: Operating Systems</text:p>
      <text:p text:style-name="P15">BSCS: 8AB</text:p>
      <text:h text:style-name="P2" text:outline-level="1"><text:bookmark-start text:name="_Toc331773962"/><text:span text:style-name="T2">Lab 9:</text:span><text:bookmark-end text:name="_Toc331773962"/><text:span text:style-name="T2"> </text:span><text:span text:style-name="T6">: </text:span><text:span text:style-name="T3">Deadlock Prevention</text:span></text:h>
      <text:p text:style-name="P15">Time: 09.00 AM-12.00 PM &amp; 2.00 PM-5.00PM</text:p>
      <text:p text:style-name="Standard"><text:bookmark-start text:name="_Toc331773963"/><text:span text:style-name="T2"><text:s text:c="45"/></text:span><text:span text:style-name="T4"><text:s/>Instructor: </text:span><text:bookmark-end text:name="_Toc331773963"/><text:span text:style-name="T4">Dr.Pakeeza Akram</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1"><text:soft-page-break/><text:span text:style-name="T1"><text:s text:c="5"/></text:span><text:tab/></text:h>
      <text:h text:style-name="P1" text:outline-level="1"><text:span text:style-name="T5">Lab 9</text:span><text:bookmark text:name="_GoBack"/><text:span text:style-name="T5"> DEADLOCK PREVENTION</text:span></text:h>
      <text:p text:style-name="P16">Introduction: </text:p>
      <text:p text:style-name="P6"><text:span text:style-name="T10">In an </text:span><text:span text:style-name="T7">operating system</text:span><text:span text:style-name="T10">, a deadlock occurs when a </text:span><text:span text:style-name="T7">process</text:span><text:span text:style-name="T10"> or </text:span><text:span text:style-name="T7">thread</text:span><text:span text:style-name="T10"> enters a waiting </text:span><text:span text:style-name="T7">state</text:span><text:span text:style-name="T10"> because a requested </text:span><text:span text:style-name="T7">system resource</text:span><text:span text:style-name="T10"> is held by another waiting process, which in turn is waiting for another resource held by another waiting process. If a process is unable to change its state indefinitely because the resources requested by it are being used by another waiting process, then the system is said to be in a deadlock. </text:span></text:p>
      <text:p text:style-name="P7"/>
      <text:p text:style-name="P21">Necessary Conditions:</text:p>
      <text:p text:style-name="P22">A deadlock situation on a resource can arise if and only if all of the following conditions hold simultaneously in a system: </text:p>
      <text:list xml:id="list2652805129" text:style-name="WWNum35">
        <text:list-item>
          <text:p text:style-name="P23"><text:span text:style-name="T8">Mutual exclusion:</text:span><text:span text:style-name="T9"> At least one resource must be held in a non-shareable mode. </text:span><text:span text:style-name="T11">Otherwise, the processes would not be prevented from using the resource when necessary. Only one process can use the resource at any given instant of time. </text:span></text:p>
        </text:list-item>
        <text:list-item>
          <text:p text:style-name="P24"><text:span text:style-name="T12">Hold and wait</text:span><text:span text:style-name="T11"> or </text:span><text:span text:style-name="T12">resource holding:</text:span><text:span text:style-name="T11"> a process is currently holding at least one resource and requesting additional resources which are being held by other processes.</text:span></text:p>
        </text:list-item>
        <text:list-item>
          <text:p text:style-name="P24"><text:span text:style-name="T12">No </text:span><text:span text:style-name="T8">preemption:</text:span><text:span text:style-name="T9"> </text:span><text:span text:style-name="T11">a resource can be released only voluntarily by the process holding it.</text:span></text:p>
        </text:list-item>
        <text:list-item>
          <text:p text:style-name="P24"><text:span text:style-name="T12">Circular wait:</text:span><text:span text:style-name="T11"> each process must be waiting for a resource which is being held by another process, which in turn is waiting for the first process to release the resource. In general, there is a </text:span><text:span text:style-name="T9">set</text:span><text:span text:style-name="T11"> of waiting processes, </text:span><text:span text:style-name="T12">P</text:span><text:span text:style-name="T11"> = {</text:span><text:span text:style-name="T12">P</text:span><text:span text:style-name="T13">1</text:span><text:span text:style-name="T11">, </text:span><text:span text:style-name="T12">P</text:span><text:span text:style-name="T13">2</text:span><text:span text:style-name="T11">, …, </text:span><text:span text:style-name="T12">P</text:span><text:span text:style-name="T14">N</text:span><text:span text:style-name="T11">}, such that </text:span><text:span text:style-name="T12">P</text:span><text:span text:style-name="T13">1</text:span><text:span text:style-name="T11"> is waiting for a resource held by </text:span><text:span text:style-name="T12">P</text:span><text:span text:style-name="T13">2</text:span><text:span text:style-name="T11">, </text:span><text:span text:style-name="T12">P</text:span><text:span text:style-name="T13">2</text:span><text:span text:style-name="T11"> is waiting for a resource held by </text:span><text:span text:style-name="T12">P</text:span><text:span text:style-name="T13">3</text:span><text:span text:style-name="T11"> and so on until </text:span><text:span text:style-name="T12">P</text:span><text:span text:style-name="T14">N</text:span><text:span text:style-name="T11"> is waiting for a resource held by </text:span><text:span text:style-name="T12">P</text:span><text:span text:style-name="T13">1</text:span><text:span text:style-name="T11">. </text:span></text:p>
        </text:list-item>
      </text:list>
      <text:p text:style-name="P25">Deadlock Prevention:</text:p>
      <text:p text:style-name="P22">Deadlock prevention works by preventing one of the four Coffman conditions (mentioned above) from occurring.</text:p>
      <text:list xml:id="list3678733038" text:style-name="WWNum36">
        <text:list-item>
          <text:p text:style-name="P28"><text:span text:style-name="T9">Removing the </text:span><text:span text:style-name="T8">mutual exclusion</text:span><text:span text:style-name="T9"> condition means that no process will have exclusive access to a resource. This proves impossible for resources that cannot be spooled. But even with spooled resources, deadlock could still occur. Algorithms that avoid mutual exclusion are called non-blocking synchronization algorithms.</text:span></text:p>
        </text:list-item>
        <text:list-item>
          <text:p text:style-name="P29"><text:span text:style-name="T11">The </text:span><text:span text:style-name="T12">hold and wait</text:span><text:span text:style-name="T11"> or </text:span><text:span text:style-name="T12">resource holding</text:span><text:span text:style-name="T11"> conditions may be removed by requiring processes to request all the resources they will need before starting up (or before embarking upon a set of operations). This advance knowledge is frequently difficult to satisfy and, in any case, is an inefficient use of resources. Another way is to require processes to request resources only </text:span><text:soft-page-break/><text:span text:style-name="T11">when it has none. Thus, first they must release all their currently held resources before requesting all the resources they will need from scratch. This too is often impractical. It is so because resources may be allocated and remain unused for long periods. Also, a process requiring a popular resource may have to wait indefinitely, as such a resource may always be allocated to some process, resulting in </text:span><text:span text:style-name="T9">resource starvation. (These algorithms, such as serializing tokens, are known as the </text:span><text:span text:style-name="T8">all-or-none algorithms</text:span><text:span text:style-name="T9">.)</text:span></text:p>
        </text:list-item>
        <text:list-item>
          <text:p text:style-name="P29"><text:span text:style-name="T9">The </text:span><text:span text:style-name="T8">no preemption</text:span><text:span text:style-name="T9"> condition may also be difficult or impossible to avoid as a process has to be able to have a resource for a certain amount of time, or the processing outcome may be inconsistent or </text:span><text:a xlink:type="simple" xlink:href="https://en.wikipedia.org/wiki/Thrashing_(computer_science)" office:target-frame-name="Thrashing (computer science)" xlink:show="replace" text:style-name="Standard" text:visited-style-name="Standard"><text:span text:style-name="T9">thrashing</text:span></text:a><text:span text:style-name="T9"> may occur. However, inability to enforce preemption may interfere with a </text:span><text:span text:style-name="T8">priority</text:span><text:span text:style-name="T9"> algorithm. Preemption of a "locked out" resource generally implies a </text:span><text:a xlink:type="simple" xlink:href="https://en.wikipedia.org/wiki/Rollback_(data_management)" office:target-frame-name="Rollback (data management)" xlink:show="replace" text:style-name="Standard" text:visited-style-name="Standard"><text:span text:style-name="T9">rollback</text:span></text:a><text:span text:style-name="T9">, and is to be avoided, since it is very costly in overhead. Algorithms that allow preemption include lock-free and wait-free algorithms and optimistic concurrency control. If a process holding some resources and requests for some other resource(s) that cannot be immediately allocated to it, the condition may be removed by releasing all the currently being held resources of that process.</text:span></text:p>
        </text:list-item>
        <text:list-item>
          <text:p text:style-name="P29"><text:span text:style-name="T11">The final condition is the </text:span><text:span text:style-name="T12">circular wait</text:span><text:span text:style-name="T11"> condition. Approaches that avoid circular waits include disabling interrupts during critical sections and using a hierarchy to determine a</text:span><text:span text:style-name="T9"> partial ordering of resources. If no obvious hierarchy exists, even the memory address of res</text:span><text:span text:style-name="T11">ources has been used to determine ordering and resources are requested in the increasing order of the enumeration. Hint: </text:span><text:span text:style-name="T9">Dijkstra's solution </text:span><text:span text:style-name="T11">can also be used.</text:span></text:p>
        </text:list-item>
      </text:list>
      <text:p text:style-name="P11"/>
      <text:p text:style-name="P26">Objective: </text:p>
      <text:p text:style-name="P12">To Simulate Algorithm for Deadlock prevention</text:p>
      <text:p text:style-name="P12"/>
      <text:p text:style-name="P19">Tools/Software Requirement</text:p>
      <text:p text:style-name="P9">Linux OS installed on laptops or systems. </text:p>
      <text:p text:style-name="P9"/>
      <text:p text:style-name="P8"><text:span text:style-name="T15">Task</text:span><text:span text:style-name="T16">:</text:span></text:p>
      <text:p text:style-name="P9">Write a program which ask the user to enter the number of processes and the resources required by each process. This program also asks for maximum resources required by each process and the allocated and available resources. Now it must make sure that it prevents deadlock to occur. Your program should tell which rule/ condition has been violated if the deadlock occur. </text:p>
      <text:p text:style-name="P9"/>
      <text:p text:style-name="P9">Note :- You can assume whatever you want in implementation, but clearly mention your assumptions.</text:p>
      <text:p text:style-name="P17"><text:soft-page-break/>Deliverables</text:p>
      <text:p text:style-name="P5">A lab report containing commands and screenshots of output.</text:p>
      <text:p text:style-name="P5"/>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ingLiU" svg:font-family="MingLi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ingLiU1" svg:font-family="MingLiU"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line-height="10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default-outline-level="" style:class="chapter">
      <style:paragraph-properties fo:margin-top="0in" fo:margin-bottom="0in" loext:contextual-spacing="false" fo:line-height="100%" fo:text-align="center" style:justify-single-word="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0pt"/>
    </style:style>
    <style:style style:name="Plain_20_Text" style:display-name="Plain Text" style:family="paragraph" style:parent-style-name="Standard" style:default-outline-level="">
      <style:paragraph-properties fo:margin-top="0in" fo:margin-bottom="0in" loext:contextual-spacing="false" fo:line-height="100%" fo:orphans="0" fo:widows="0"/>
      <style:text-properties style:font-name="MingLiU" fo:font-family="MingLiU" style:font-family-generic="roman" style:font-pitch="variable" fo:font-size="12pt" style:letter-kerning="true" style:font-name-asian="MingLiU1" style:font-family-asian="MingLiU" style:font-family-generic-asian="system" style:font-pitch-asian="variable" style:font-size-asian="12pt" style:language-asian="zh" style:country-asian="TW"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keep-together="always"/>
      <style:text-properties fo:color="#365f91" style:font-name="Cambria" fo:font-family="Cambria" style:font-family-generic="roman" style:font-pitch="variable" fo:font-size="14pt" style:letter-kerning="false"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4929in" style:type="right" style:leader-style="dotted" style:leader-tex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ourier New" fo:font-family="'Courier New'" style:font-family-generic="roman" style:font-pitch="variable" fo:font-size="12pt" style:font-size-asian="12pt" style:font-name-complex="Courier New2" style:font-family-complex="'Courier New'"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Plain_20_Text_20_Char" style:display-name="Plain Text Char" style:family="text" style:parent-style-name="Default_20_Paragraph_20_Font">
      <style:text-properties style:font-name="MingLiU" fo:font-family="MingLiU" style:font-family-generic="roman" style:font-pitch="variable" fo:font-size="12pt" style:letter-kerning="true" style:font-name-asian="MingLiU1" style:font-family-asian="MingLiU" style:font-family-generic-asian="system" style:font-pitch-asian="variable" style:font-size-asian="12pt" style:language-asian="zh" style:country-asian="TW" style:font-name-complex="Times New Roman1" style:font-family-complex="'Times New Roman'" style:font-family-generic-complex="system" style:font-pitch-complex="variable" style:font-size-complex="10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fontstyle01" style:family="text" style:parent-style-name="Default_20_Paragraph_20_Font">
      <style:text-properties fo:color="#000000" style:font-name="TimesNewRomanPS-BoldMT" fo:font-family="TimesNewRomanPS-BoldMT"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fontstyle21" style:family="text" style:parent-style-name="Default_20_Paragraph_20_Font">
      <style:text-properties fo:color="#281f18" style:font-name="TimesNewRomanPSMT" fo:font-family="TimesNewRomanPS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31" style:family="text" style:parent-style-name="Default_20_Paragraph_20_Font">
      <style:text-properties fo:color="#000000" style:font-name="Cambria" fo:font-family="Cambria"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fo:font-weight="normal" style:font-size-asian="10pt" style:font-weight-asian="normal" style:font-size-complex="10pt"/>
    </style:style>
    <style:style style:name="ListLabel_20_2" style:display-name="ListLabel 2" style:family="text">
      <style:text-properties fo:font-size="10pt" fo:font-weight="normal" style:font-size-asian="10pt" style:font-weight-asian="normal" style:font-size-complex="10pt"/>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weight="normal" style:font-weight-asian="normal" style:font-weight-complex="bold"/>
    </style:style>
    <style:style style:name="ListLabel_20_7" style:display-name="ListLabel 7" style:family="text">
      <style:text-properties fo:font-size="12pt" fo:font-weight="normal" style:font-size-asian="12pt" style:font-weight-asian="normal" style:font-size-complex="12pt" style:font-weight-complex="bold"/>
    </style:style>
    <style:style style:name="ListLabel_20_8" style:display-name="ListLabel 8" style:family="text">
      <style:text-properties fo:font-size="12pt" fo:font-weight="normal" style:font-size-asian="12pt" style:font-weight-asian="normal" style:font-size-complex="12pt" style:font-weight-complex="bold"/>
    </style:style>
    <style:style style:name="ListLabel_20_9" style:display-name="ListLabel 9" style:family="text">
      <style:text-properties fo:font-style="normal" fo:font-weight="normal" style:font-style-asian="normal" style:font-weight-asian="normal"/>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font-weight="bold" style:font-weight-asian="bold"/>
    </style:style>
    <style:style style:name="ListLabel_20_20" style:display-name="ListLabel 20" style:family="text">
      <style:text-properties fo:font-size="10pt" fo:font-weight="normal" style:font-size-asian="10pt" style:font-weight-asian="normal" style:font-name-complex="Arial1" style:font-family-complex="Arial" style:font-family-generic-complex="system" style:font-pitch-complex="variable" style:font-size-complex="10pt"/>
    </style:style>
    <style:style style:name="ListLabel_20_21" style:display-name="ListLabel 21" style:family="text">
      <style:text-properties fo:font-size="10pt" fo:font-weight="normal" style:font-size-asian="10pt" style:font-weight-asian="normal" style:font-size-complex="10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font-weight="normal" style:font-weight-asian="normal" style:font-weight-complex="bold"/>
    </style:style>
    <style:style style:name="ListLabel_20_26" style:display-name="ListLabel 26" style:family="text">
      <style:text-properties fo:font-weight="bold" style:font-weight-asian="bold"/>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style:num-format="1" text:start-value="12">
        <style:list-level-properties text:list-level-position-and-space-mode="label-alignment">
          <style:list-level-label-alignment text:label-followed-by="listtab" fo:text-indent="-0.25in" fo:margin-left="0.93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8" style:num-format="1" text:start-value="19">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9" style:num-format="1">
        <style:list-level-properties text:list-level-position-and-space-mode="label-alignment">
          <style:list-level-label-alignment text:label-followed-by="listtab" fo:text-indent="-0.25in" fo:margin-left="0.3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8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3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8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3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8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8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3126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8126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3126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8126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3.3126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8126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3126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8126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3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 style:num-format="a" style:num-letter-sync="true"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1" style:num-format="1" text:display-levels="2">
        <style:list-level-properties text:list-level-position-and-space-mode="label-alignment">
          <style:list-level-label-alignment text:label-followed-by="listtab" fo:text-indent="-0.3in" fo:margin-left="1.1126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7917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1.2917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917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7917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917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2917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start-value="3"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start-value="3"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start-value="5"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start-value="3"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5"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31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31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31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31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311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31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31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81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81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81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81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811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81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81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31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031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31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031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311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031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31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0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1.281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81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81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81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81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811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81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81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1.531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031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531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031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531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0311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531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031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1.281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81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81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81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81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811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81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81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39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
        <text:p text:style-name="Header"><draw:frame draw:style-name="Mfr1" draw:name="Picture 1" text:anchor-type="as-char" svg:width="6.5in" svg:height="0.8957in" draw:z-index="3"><draw:image xlink:href="Pictures/10000000000003B60000005159D5B46D3E059B9B.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bbia Hassan</meta:initial-creator>
    <meta:keyword>Template</meta:keyword>
    <meta:keyword>Lab</meta:keyword>
    <meta:keyword>Manual</meta:keyword>
    <meta:editing-cycles>7</meta:editing-cycles>
    <meta:print-date>2011-09-20T04:27:00</meta:print-date>
    <meta:creation-date>2020-12-14T09:37:00</meta:creation-date>
    <dc:date>2020-12-21T18:30:54.922230293</dc:date>
    <meta:editing-duration>P1DT3H35M4S</meta:editing-duration>
    <meta:generator>LibreOffice/6.4.6.2$Linux_X86_64 LibreOffice_project/40$Build-2</meta:generator>
    <meta:document-statistic meta:table-count="0" meta:image-count="1" meta:object-count="0" meta:page-count="4" meta:paragraph-count="33" meta:word-count="785" meta:character-count="4885" meta:non-whitespace-character-count="4076"/>
    <meta:user-defined meta:name="AppVersion">15.0000</meta:user-defined>
    <meta:user-defined meta:name="Company">NUS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